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1.266890407" calcext:value-type="float">
            <text:p>1,266890407</text:p>
          </table:table-cell>
          <table:table-cell office:value-type="float" office:value="0.5643917918" calcext:value-type="float">
            <text:p>0,5643917918</text:p>
          </table:table-cell>
          <table:table-cell office:value-type="float" office:value="0.004262978211" calcext:value-type="float">
            <text:p>0,0042629782</text:p>
          </table:table-cell>
          <table:table-cell table:style-name="ce1" office:value-type="float" office:value="0.00006315523206" calcext:value-type="float">
            <text:p>6,32E-0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3068" calcext:value-type="float">
            <text:p>33068</text:p>
          </table:table-cell>
          <table:table-cell office:value-type="float" office:value="1.358491778" calcext:value-type="float">
            <text:p>1,358491778</text:p>
          </table:table-cell>
          <table:table-cell office:value-type="float" office:value="0.5204594135" calcext:value-type="float">
            <text:p>0,5204594135</text:p>
          </table:table-cell>
          <table:table-cell office:value-type="float" office:value="0.0009470285149" calcext:value-type="float">
            <text:p>0,0009470285</text:p>
          </table:table-cell>
          <table:table-cell table:style-name="ce1" office:value-type="float" office:value="0.00003105011638" calcext:value-type="float">
            <text:p>3,11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224" calcext:value-type="float">
            <text:p>33224</text:p>
          </table:table-cell>
          <table:table-cell office:value-type="float" office:value="1.169891238" calcext:value-type="float">
            <text:p>1,169891238</text:p>
          </table:table-cell>
          <table:table-cell office:value-type="float" office:value="0.5997505784" calcext:value-type="float">
            <text:p>0,5997505784</text:p>
          </table:table-cell>
          <table:table-cell office:value-type="float" office:value="0.0007262725267" calcext:value-type="float">
            <text:p>0,0007262725</text:p>
          </table:table-cell>
          <table:table-cell table:style-name="ce1" office:value-type="float" office:value="0.00001545260602" calcext:value-type="float">
            <text:p>1,55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396" calcext:value-type="float">
            <text:p>33396</text:p>
          </table:table-cell>
          <table:table-cell office:value-type="float" office:value="1.250090599" calcext:value-type="float">
            <text:p>1,250090599</text:p>
          </table:table-cell>
          <table:table-cell office:value-type="float" office:value="0.5935458541" calcext:value-type="float">
            <text:p>0,5935458541</text:p>
          </table:table-cell>
          <table:table-cell office:value-type="float" office:value="0.001214487711" calcext:value-type="float">
            <text:p>0,0012144877</text:p>
          </table:table-cell>
          <table:table-cell table:style-name="ce1" office:value-type="float" office:value="0.00001537326352" calcext:value-type="float">
            <text:p>1,54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3755" calcext:value-type="float">
            <text:p>33755</text:p>
          </table:table-cell>
          <table:table-cell office:value-type="float" office:value="1.287651777" calcext:value-type="float">
            <text:p>1,287651777</text:p>
          </table:table-cell>
          <table:table-cell office:value-type="float" office:value="0.581454277" calcext:value-type="float">
            <text:p>0,581454277</text:p>
          </table:table-cell>
          <table:table-cell office:value-type="float" office:value="0.000699917844" calcext:value-type="float">
            <text:p>0,0006999178</text:p>
          </table:table-cell>
          <table:table-cell table:style-name="ce1" office:value-type="float" office:value="0.00003043121069" calcext:value-type="float">
            <text:p>3,04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926" calcext:value-type="float">
            <text:p>33926</text:p>
          </table:table-cell>
          <table:table-cell office:value-type="float" office:value="1.192607045" calcext:value-type="float">
            <text:p>1,192607045</text:p>
          </table:table-cell>
          <table:table-cell office:value-type="float" office:value="0.568008244" calcext:value-type="float">
            <text:p>0,568008244</text:p>
          </table:table-cell>
          <table:table-cell office:value-type="float" office:value="0.0005298855249" calcext:value-type="float">
            <text:p>0,0005298855</text:p>
          </table:table-cell>
          <table:table-cell table:style-name="ce1" office:value-type="float" office:value="0.0000302791741" calcext:value-type="float">
            <text:p>3,03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4049" calcext:value-type="float">
            <text:p>34049</text:p>
          </table:table-cell>
          <table:table-cell office:value-type="float" office:value="1.163373351" calcext:value-type="float">
            <text:p>1,163373351</text:p>
          </table:table-cell>
          <table:table-cell office:value-type="float" office:value="0.5820496678" calcext:value-type="float">
            <text:p>0,5820496678</text:p>
          </table:table-cell>
          <table:table-cell office:value-type="float" office:value="0.000482807518" calcext:value-type="float">
            <text:p>0,0004828075</text:p>
          </table:table-cell>
          <table:table-cell table:style-name="ce1" office:value-type="float" office:value="0.00001508773494" calcext:value-type="float">
            <text:p>1,51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4280" calcext:value-type="float">
            <text:p>34280</text:p>
          </table:table-cell>
          <table:table-cell office:value-type="float" office:value="1.09232533" calcext:value-type="float">
            <text:p>1,09232533</text:p>
          </table:table-cell>
          <table:table-cell office:value-type="float" office:value="0.597864449" calcext:value-type="float">
            <text:p>0,597864449</text:p>
          </table:table-cell>
          <table:table-cell office:value-type="float" office:value="0.0004046520044" calcext:value-type="float">
            <text:p>0,000404652</text:p>
          </table:table-cell>
          <table:table-cell table:style-name="ce1" office:value-type="float" office:value="0.00001498711117" calcext:value-type="float">
            <text:p>1,50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435" calcext:value-type="float">
            <text:p>34435</text:p>
          </table:table-cell>
          <table:table-cell office:value-type="float" office:value="1.242915869" calcext:value-type="float">
            <text:p>1,242915869</text:p>
          </table:table-cell>
          <table:table-cell office:value-type="float" office:value="0.5734072924" calcext:value-type="float">
            <text:p>0,5734072924</text:p>
          </table:table-cell>
          <table:table-cell office:value-type="float" office:value="0.0004476542817" calcext:value-type="float">
            <text:p>0,0004476543</text:p>
          </table:table-cell>
          <table:table-cell table:style-name="ce1" office:value-type="float" office:value="0.00001492180945" calcext:value-type="float">
            <text:p>1,49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4586" calcext:value-type="float">
            <text:p>34586</text:p>
          </table:table-cell>
          <table:table-cell office:value-type="float" office:value="1.215750694" calcext:value-type="float">
            <text:p>1,215750694</text:p>
          </table:table-cell>
          <table:table-cell office:value-type="float" office:value="0.5436445475" calcext:value-type="float">
            <text:p>0,5436445475</text:p>
          </table:table-cell>
          <table:table-cell office:value-type="float" office:value="0.0004606788279" calcext:value-type="float">
            <text:p>0,0004606788</text:p>
          </table:table-cell>
          <table:table-cell table:style-name="ce1" office:value-type="float" office:value="0.00004458182229" calcext:value-type="float">
            <text:p>4,46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2239988088" calcext:value-type="float">
            <text:p>1,2239988088</text:p>
          </table:table-cell>
          <table:table-cell table:formula="of:=AVERAGE([.D2:.D11])" office:value-type="float" office:value="0.57245761155" calcext:value-type="float">
            <text:p>0,5724576116</text:p>
          </table:table-cell>
          <table:table-cell table:formula="of:=AVERAGE([.E2:.E11])" office:value-type="float" office:value="0.00101763629645" calcext:value-type="float">
            <text:p>0,0010176363</text:p>
          </table:table-cell>
          <table:table-cell table:formula="of:=AVERAGE([.F2:.F11])" office:value-type="float" office:value="0.000027532008062" calcext:value-type="float">
            <text:p>0,000027532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19:32:07.063192136</dc:date>
    <meta:document-statistic meta:table-count="1" meta:cell-count="70" meta:object-count="0"/>
    <meta:generator>LibreOffice/4.1.4.2$Linux_X86_64 LibreOffice_project/410m0$Build-2</meta:generator>
  </office:meta>
</office:document-meta>
</file>